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0pt" style:font-size-asian="10pt" style:font-size-complex="10pt"/>
    </style:style>
    <style:style style:name="P2" style:family="paragraph" style:parent-style-name="Preformatted_20_Text">
      <style:paragraph-properties fo:margin-top="0in" fo:margin-bottom="0.1965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p>
      <text:p text:style-name="Preformatted_20_Text"><text:s/>* CV Map for AirRx</text:p>
      <text:p text:style-name="Preformatted_20_Text"><text:s/>*</text:p>
      <text:p text:style-name="Preformatted_20_Text"><text:s/>* <text:s text:c="2"/>CV 201 - Radio Channel 0-15</text:p>
      <text:p text:style-name="Preformatted_20_Text"><text:s/>* <text:s text:c="2"/>CV 202 - DCC Address lo</text:p>
      <text:p text:style-name="Preformatted_20_Text"><text:s/>* <text:s text:c="2"/>CV 203 - DCC Address hi</text:p>
      <text:p text:style-name="Preformatted_20_Text"><text:s/>* <text:s text:c="2"/>CV 204 - Servo Mode 0=Steam, 1=couplers, 2=ESC, 3=PWM</text:p>
      <text:p text:style-name="Preformatted_20_Text"><text:s/>* <text:s text:c="2"/>CV 205 - Servo0 LowLimit Lo</text:p>
      <text:p text:style-name="Preformatted_20_Text"><text:s/>* <text:s text:c="2"/>CV 206 - Servo0 LowLimit Hi</text:p>
      <text:p text:style-name="Preformatted_20_Text"><text:s/>* <text:s text:c="2"/>CV 207 - Servo0 HighLimit Lo</text:p>
      <text:p text:style-name="Preformatted_20_Text"><text:s/>* <text:s text:c="2"/>CV 208 - Servo0 HighLimit Hi</text:p>
      <text:p text:style-name="Preformatted_20_Text"><text:s/>* <text:s text:c="2"/>CV 209 - Servo0 Reverse</text:p>
      <text:p text:style-name="Preformatted_20_Text"><text:s/>* <text:s text:c="2"/>CV 210 - Servo1 LowLimit Lo</text:p>
      <text:p text:style-name="Preformatted_20_Text"><text:s/>* <text:s text:c="2"/>CV 211 - Servo1 LowLimit Hi</text:p>
      <text:p text:style-name="Preformatted_20_Text"><text:s/>* <text:s text:c="2"/>CV 212 - Servo1 HighLimit Lo</text:p>
      <text:p text:style-name="Preformatted_20_Text"><text:s/>* <text:s text:c="2"/>CV 213 - Servo1 HighLimit Hi</text:p>
      <text:p text:style-name="Preformatted_20_Text"><text:s/>* <text:s text:c="2"/>CV 214 - Servo1 Reverse</text:p>
      <text:p text:style-name="Preformatted_20_Text"><text:s/>* <text:s text:c="2"/>CV 215 - Function Code for Coupler 0</text:p>
      <text:p text:style-name="Preformatted_20_Text"><text:s/>* <text:s text:c="2"/>CV 216 - Function Code for Coupler 1</text:p>
      <text:p text:style-name="Preformatted_20_Text"><text:s/>* <text:s text:c="2"/>CV 217 - Function Code for Output x</text:p>
      <text:p text:style-name="Preformatted_20_Text"><text:s/>* <text:s text:c="2"/>CV 218 - Function Code for Output y</text:p>
      <text:p text:style-name="Preformatted_20_Text"><text:s/>* <text:s text:c="2"/>CV 219 - On/Off Code for Output x</text:p>
      <text:p text:style-name="Preformatted_20_Text"><text:s/>* <text:s text:c="2"/>CV 220 - On/Off Code for Output y</text:p>
      <text:p text:style-name="Preformatted_20_Text"><text:s/>* <text:s text:c="2"/>CV 230 - Reset to factory defaults</text:p>
      <text:p text:style-name="P2"><text:s/>*/</text:p>
      <text:p text:style-name="P1">Note that the DCC address defaults to 3. To change to any other address greater that 256 you must first convert the address to hex. Then take the upper and lower bytes and convert them to decimal. Enter those as address low and address high. <text:s/>The same must be done for the servo limits.</text:p>
      <text:p text:style-name="P1"/>
      <text:p text:style-name="P1">Example:<text:tab/>1220 <text:s text:c="2"/>address or servo limit</text:p>
      <text:p text:style-name="P1">convert:<text:tab/>1220 into hex is hex 04C4</text:p>
      <text:p text:style-name="P1">upper is<text:tab/>04 = 4 decimal</text:p>
      <text:p text:style-name="P1">lower is<text:tab/>C4 = 196 decimal</text:p>
      <text:p text:style-name="P1">program lower first, then upper.</text:p>
      <text:p text:style-name="P1"/>
      <text:p text:style-name="P1">If you need to reset to the factory defaults and can't communicate with the receiver, use a jumper to connect pin 3 of the processor chip to ground and power up the receiver. <text:s/>Remove power and the jumper, then power up as normal.</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sant</meta:initial-creator>
    <meta:creation-date>2022-01-14T09:01:19.22</meta:creation-date>
    <meta:document-statistic meta:table-count="0" meta:image-count="0" meta:object-count="0" meta:page-count="1" meta:paragraph-count="32" meta:word-count="296" meta:character-count="1432"/>
    <dc:date>2022-01-14T09:18:24.51</dc:date>
    <dc:creator>martin sant</dc:creator>
    <meta:editing-duration>PT1M5S</meta:editing-duration>
    <meta:editing-cycles>1</meta:editing-cycles>
    <meta:generator>OpenOffice/4.1.5$Win32 OpenOffice.org_project/415m1$Build-9789</meta:generator>
  </office:meta>
</office:document-meta>
</file>